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2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3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4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5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6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7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8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9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10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style:language-asian="lt" style:country-asian="LT"/>
    </style:style>
    <style:style style:name="P11" style:parent-style-name="HTMLPreformatted" style:family="paragraph">
      <style:paragraph-properties style:line-height-at-least="0.375in" fo:background-color="#F8F9FA"/>
    </style:style>
    <style:style style:name="T12" style:parent-style-name="y2iqfc" style:family="text">
      <style:text-properties style:font-name="inherit" fo:color="#202124" fo:font-size="21pt" style:font-size-asian="21pt" style:font-size-complex="21pt"/>
    </style:style>
    <style:style style:name="P13" style:parent-style-name="HTMLPreformatted" style:family="paragraph">
      <style:paragraph-properties style:line-height-at-least="0.375in" fo:background-color="#F8F9FA"/>
    </style:style>
    <style:style style:name="P14" style:parent-style-name="HTMLPreformatted" style:family="paragraph">
      <style:paragraph-properties style:line-height-at-least="0.375in" fo:background-color="#F8F9FA"/>
    </style:style>
    <style:style style:name="T15" style:parent-style-name="y2iqfc" style:family="text">
      <style:text-properties style:font-name="inherit" fo:color="#202124" fo:font-size="21pt" style:font-size-asian="21pt" style:font-size-complex="21pt"/>
    </style:style>
    <style:style style:name="P16" style:parent-style-name="HTMLPreformatted" style:family="paragraph">
      <style:paragraph-properties style:line-height-at-least="0.375in" fo:background-color="#F8F9FA"/>
    </style:style>
    <style:style style:name="T17" style:parent-style-name="y2iqfc" style:family="text">
      <style:text-properties style:font-name="inherit" fo:color="#202124" fo:font-size="21pt" style:font-size-asian="21pt" style:font-size-complex="21pt"/>
    </style:style>
    <style:style style:name="P18" style:parent-style-name="HTMLPreformatted" style:family="paragraph">
      <style:paragraph-properties style:line-height-at-least="0.375in" fo:background-color="#F8F9FA"/>
    </style:style>
    <style:style style:name="T19" style:parent-style-name="y2iqfc" style:family="text">
      <style:text-properties style:font-name="inherit" fo:color="#202124" fo:font-size="21pt" style:font-size-asian="21pt" style:font-size-complex="21pt"/>
    </style:style>
    <style:style style:name="P20" style:parent-style-name="HTMLPreformatted" style:family="paragraph">
      <style:paragraph-properties style:line-height-at-least="0.375in" fo:background-color="#F8F9FA"/>
    </style:style>
    <style:style style:name="T21" style:parent-style-name="y2iqfc" style:family="text">
      <style:text-properties style:font-name="inherit" fo:color="#202124" fo:font-size="21pt" style:font-size-asian="21pt" style:font-size-complex="21pt"/>
    </style:style>
    <style:style style:name="P22" style:parent-style-name="HTMLPreformatted" style:family="paragraph">
      <style:paragraph-properties style:line-height-at-least="0.375in" fo:background-color="#F8F9FA"/>
    </style:style>
    <style:style style:name="T23" style:parent-style-name="y2iqfc" style:family="text">
      <style:text-properties style:font-name="inherit" fo:color="#202124" fo:font-size="21pt" style:font-size-asian="21pt" style:font-size-complex="21pt"/>
    </style:style>
    <style:style style:name="P24" style:parent-style-name="HTMLPreformatted" style:family="paragraph">
      <style:paragraph-properties style:line-height-at-least="0.375in" fo:background-color="#F8F9FA"/>
    </style:style>
    <style:style style:name="T25" style:parent-style-name="y2iqfc" style:family="text">
      <style:text-properties style:font-name="inherit" fo:color="#202124" fo:font-size="21pt" style:font-size-asian="21pt" style:font-size-complex="21pt"/>
    </style:style>
  </office:automatic-styles>
  <office:body>
    <office:text text:use-soft-page-breaks="true">
      <text:p text:style-name="P1">- 4<text:s/>nesūdytos menkės nugarinė.</text:p>
      <text:p text:style-name="P2">- 1 didelis svogūnas.</text:p>
      <text:p text:style-name="P3">- 2 šaukštai medaus.</text:p>
      <text:p text:style-name="P4">- 1 arbatinis šaukštelis saldžiosios paprikos.</text:p>
      <text:p text:style-name="P5">- 25 gr.<text:s/>kedro<text:s/>riešutų.</text:p>
      <text:p text:style-name="P6">- 60 gr. razinų.</text:p>
      <text:p text:style-name="P7">- 250 ml. Naminio<text:s/>žuvies sultinio.</text:p>
      <text:p text:style-name="P8">- Pipirai.</text:p>
      <text:p text:style-name="P9">- Miltai.</text:p>
      <text:p text:style-name="P10">- Alyva.</text:p>
      <text:p text:style-name="Normal"/>
      <text:p text:style-name="P11"><text:span text:style-name="T12">PARUOŠIMAS:</text:span></text:p>
      <text:p text:style-name="P13"/>
      <text:p text:style-name="P14"><text:span text:style-name="T15">Menkės nugarinę apibarstome miltais ir apkepame keptuvėje gerai įkaitintame aliejuje.</text:span></text:p>
      <text:p text:style-name="P16"><text:span text:style-name="T17">Padedame į šoną.</text:span></text:p>
      <text:p text:style-name="P18"><text:span text:style-name="T19">Į puodą įpilame šiek tiek aliejaus nuo menkės kepimo ir pakepiname smulkiai supjaustytą svogūną.</text:span></text:p>
      <text:p text:style-name="P20"><text:span text:style-name="T21">Kai iškepa, dedame kedrinius riešutus, razinas, medų, papriką ir sultinį.</text:span></text:p>
      <text:p text:style-name="P22"><text:span text:style-name="T23">Suberiame pipirus ir leidžiame virti ant silpnos ugnies dešimt minučių.</text:span></text:p>
      <text:p text:style-name="P24"><text:span text:style-name="T25">Praėjus šiam laikui, sudedame menkę ir paliekame penkioms minutėms, įpusėjus apverčia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lt" style:country-asian="L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lt" style:country-asian="LT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ytis Puodžiūnas</meta:initial-creator>
    <dc:creator>Rytis Puodžiūnas</dc:creator>
    <meta:creation-date>2024-01-05T15:43:00Z</meta:creation-date>
    <dc:date>2024-01-05T15:48:00Z</dc:date>
    <meta:template xlink:href="Normal" xlink:type="simple"/>
    <meta:editing-cycles>1</meta:editing-cycles>
    <meta:editing-duration>PT300S</meta:editing-duration>
    <meta:document-statistic meta:page-count="1" meta:paragraph-count="1" meta:word-count="430" meta:character-count="675" meta:row-count="2" meta:non-whitespace-character-count="246"/>
  </office:meta>
</office:document-meta>
</file>